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999ff" draw:textarea-horizontal-align="justify" draw:textarea-vertical-align="middle" draw:auto-grow-height="false" fo:min-height="7.802cm" fo:min-width="10.06cm"/>
    </style:style>
    <style:style style:name="gr2" style:family="graphic" style:parent-style-name="standard">
      <style:graphic-properties draw:fill-color="#9999ff" draw:textarea-horizontal-align="justify" draw:textarea-vertical-align="middle" draw:auto-grow-height="false" fo:min-height="1.02cm" fo:min-width="2.04cm"/>
    </style:style>
    <style:style style:name="gr3" style:family="graphic" style:parent-style-name="standard">
      <style:graphic-properties draw:fill-color="#ff66cc" draw:textarea-horizontal-align="justify" draw:textarea-vertical-align="middle" draw:auto-grow-height="false" fo:min-height="0.704cm" fo:min-width="1.72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-color="#ffffcc" draw:textarea-horizontal-align="justify" draw:textarea-vertical-align="middle" draw:auto-grow-height="false" fo:min-height="2.042cm" fo:min-width="3.062cm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1.13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077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withoutfill">
      <style:graphic-properties draw:stroke="solid" draw:marker-end="Arrow" draw:marker-end-width="0.3cm" draw:fill="none" draw:textarea-vertical-align="middle"/>
    </style:style>
    <style:style style:name="gr11" style:family="graphic" style:parent-style-name="objectwithoutfill">
      <style:graphic-properties draw:stroke="solid" draw:marker-start="Arrow" draw:marker-start-width="0.3cm"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1.496cm"/>
    </style:style>
    <style:style style:name="gr13" style:family="graphic" style:parent-style-name="standard">
      <style:graphic-properties draw:fill-color="#ffffcc" draw:textarea-horizontal-align="justify" draw:textarea-vertical-align="middle" draw:auto-grow-height="false" fo:min-height="4.334cm" fo:min-width="4.084cm"/>
    </style:style>
    <style:style style:name="gr14" style:family="graphic" style:parent-style-name="standard">
      <style:graphic-properties draw:fill-color="#ff66cc" draw:textarea-horizontal-align="justify" draw:textarea-vertical-align="middle" draw:auto-grow-height="false" fo:min-height="1.561cm" fo:min-width="2.70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2.483cm"/>
    </style:style>
    <style:style style:name="gr16" style:family="graphic" style:parent-style-name="standard">
      <style:graphic-properties draw:fill-color="#ff950e" draw:textarea-horizontal-align="justify" draw:textarea-vertical-align="middle" draw:auto-grow-height="false" fo:min-height="0.512cm" fo:min-width="3.3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2.5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96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5cm" fo:min-width="3.54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66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5cm" fo:min-width="3.389cm"/>
    </style:style>
    <style:style style:name="P1" style:family="paragraph">
      <loext:graphic-properties draw:fill-color="#9999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66cc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5" style:family="paragraph">
      <loext:graphic-properties draw:fill-color="#ffffcc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10pt" style:font-size-asian="10pt" style:font-size-complex="10pt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loext:graphic-properties draw:fill-color="#ff66cc"/>
      <style:paragraph-properties fo:text-align="center"/>
      <style:text-properties fo:font-size="10pt" style:font-size-asian="10pt" style:font-size-complex="10pt"/>
    </style:style>
    <style:style style:name="P10" style:family="paragraph">
      <loext:graphic-properties draw:fill="none" draw:fill-color="#ffffff"/>
      <style:text-properties fo:font-size="8pt" style:font-size-asian="8pt" style:font-size-complex="8pt"/>
    </style:style>
    <style:style style:name="P11" style:family="paragraph">
      <loext:graphic-properties draw:fill-color="#ff950e"/>
      <style:paragraph-properties fo:text-align="center"/>
      <style:text-properties fo:font-size="10pt" style:font-size-asian="10pt" style:font-size-complex="10pt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 draw:fill-color="#ffffff"/>
      <style:text-properties fo:font-size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Droid Sans Fallback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8pt"/>
    </style:style>
    <style:style style:name="T7" style:family="text">
      <style:text-properties fo:font-variant="normal" fo:text-transform="none" style:text-outline="false" style:text-line-through-style="none" style:text-line-through-type="none" style:font-name="Liberation Sans" fo:font-size="8pt" fo:font-style="normal" fo:text-shadow="none" style:text-underline-style="none" style:letter-kerning="true" style:font-name-asian="Droid Sans Fallback" style:font-size-asian="8pt" style:font-style-asian="normal" style:font-name-complex="FreeSans" style:font-size-complex="8pt" style:font-style-complex="normal" style:text-emphasize="none" style:font-relief="none" style:text-overline-style="none" style:text-overline-color="font-color"/>
    </style:style>
    <style:style style:name="T8" style:family="text">
      <style:text-properties fo:color="#6600cc" fo:font-size="8pt" fo:font-weight="bold" style:font-size-asian="8pt" style:font-weight-asian="bold" style:font-size-complex="8pt" style:font-weight-complex="bold"/>
    </style:style>
    <style:style style:name="T9" style:family="text">
      <style:text-properties fo:font-size="8pt" fo:font-weight="normal" style:font-size-asian="8pt" style:font-weight-asian="normal" style:font-size-complex="8pt" style:font-weight-complex="normal"/>
    </style:style>
    <style:style style:name="T10" style:family="text">
      <style:text-properties fo:color="#6600cc" fo:font-size="8pt" fo:font-weight="bold" style:font-size-asian="8pt" style:font-weight-asian="normal" style:font-size-complex="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43cm" svg:height="8.922cm" svg:x="2.235cm" svg:y="8.5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" draw:id="id1" draw:layer="layout" svg:width="2.54cm" svg:height="1.27cm" svg:x="6.08cm" svg:y="2.27cm">
          <text:p text:style-name="P2">CA1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2.54cm" svg:height="1.27cm" svg:x="3.54cm" svg:y="4.81cm">
          <text:p text:style-name="P2"><text:span text:style-name="T1">X.509</text:span></text:p>
          <text:p text:style-name="P2"><text:span text:style-name="T1">cert.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" draw:id="id3" draw:layer="layout" svg:width="2.54cm" svg:height="1.27cm" svg:x="8.62cm" svg:y="4.81cm">
          <text:p text:style-name="P2"><text:span text:style-name="T1">X.</text:span><text:span text:style-name="T1">5</text:span><text:span text:style-name="T1">0</text:span><text:span text:style-name="T1">9</text:span></text:p>
          <text:p text:style-name="P2"><text:span text:style-name="T1">ce</text:span><text:span text:style-name="T1">rt.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7.35cm" svg:y1="3.54cm" svg:x2="4.81cm" svg:y2="4.81cm" draw:start-shape="id1" draw:start-glue-point="2" draw:end-shape="id2" draw:end-glue-point="0" svg:d="M7350 3540l-2540 1270" svg:viewBox="0 0 2541 1271">
          <text:p text:style-name="P2"><text:span text:style-name="T2">Signed by</text:span></text:p>
        </draw:connector>
        <draw:connector draw:style-name="gr4" draw:text-style-name="P4" draw:layer="layout" draw:type="line" svg:x1="7.35cm" svg:y1="3.54cm" svg:x2="9.89cm" svg:y2="4.81cm" draw:start-shape="id1" draw:start-glue-point="2" draw:end-shape="id3" draw:end-glue-point="0" svg:d="M7350 3540l2540 1270" svg:viewBox="0 0 2541 1271">
          <text:p text:style-name="P2"><text:span text:style-name="T2">Signed by</text:span></text:p>
        </draw:connector>
        <draw:custom-shape draw:style-name="gr5" draw:text-style-name="P5" xml:id="id4" draw:id="id4" draw:layer="layout" svg:width="3.81cm" svg:height="2.54cm" svg:x="2.87cm" svg:y="9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5" draw:id="id5" draw:layer="layout" svg:width="3.81cm" svg:height="2.54cm" svg:x="9.22cm" svg:y="9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6" draw:id="id6" draw:layer="layout" svg:width="3.81cm" svg:height="2.54cm" svg:x="2.87cm" svg:y="14.3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7" draw:id="id7" draw:layer="layout" svg:width="3.81cm" svg:height="2.54cm" svg:x="9.22cm" svg:y="14.3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2.54cm" svg:height="1.27cm" svg:x="3.505cm" svg:y="9.885cm">
          <text:p text:style-name="P2"><text:span text:style-name="T1">X.50</text:span><text:span text:style-name="T1">9</text:span></text:p>
          <text:p text:style-name="P2"><text:span text:style-name="T1">cert.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2.54cm" svg:height="1.27cm" svg:x="9.855cm" svg:y="14.965cm">
          <text:p text:style-name="P2"><text:span text:style-name="T1">X.50</text:span><text:span text:style-name="T1">9</text:span></text:p>
          <text:p text:style-name="P2"><text:span text:style-name="T1">cert.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2.54cm" svg:height="1.27cm" svg:x="9.855cm" svg:y="9.885cm">
          <text:p text:style-name="P2"><text:span text:style-name="T1">X.50</text:span><text:span text:style-name="T1">9</text:span></text:p>
          <text:p text:style-name="P2"><text:span text:style-name="T1">cert.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2.54cm" svg:height="1.27cm" svg:x="3.505cm" svg:y="14.965cm">
          <text:p text:style-name="P2"><text:span text:style-name="T1">X.50</text:span><text:span text:style-name="T1">9</text:span></text:p>
          <text:p text:style-name="P2"><text:span text:style-name="T1">cert.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6" draw:layer="layout" draw:type="line" svg:x1="6.68cm" svg:y1="10.52cm" svg:x2="9.22cm" svg:y2="10.52cm" draw:start-shape="id4" draw:start-glue-point="1" draw:end-shape="id5" draw:end-glue-point="3" svg:d="M6680 10520h2540" svg:viewBox="0 0 2541 1">
          <text:p/>
        </draw:connector>
        <draw:connector draw:style-name="gr6" draw:text-style-name="P6" draw:layer="layout" draw:type="line" svg:x1="4.775cm" svg:y1="14.33cm" svg:x2="11.125cm" svg:y2="11.79cm" draw:start-shape="id6" draw:start-glue-point="0" draw:end-shape="id5" draw:end-glue-point="2" svg:d="M4775 14330l6350-2540" svg:viewBox="0 0 6351 2541">
          <text:p/>
        </draw:connector>
        <draw:connector draw:style-name="gr6" draw:text-style-name="P6" draw:layer="layout" draw:type="line" svg:x1="4.775cm" svg:y1="11.79cm" svg:x2="11.125cm" svg:y2="14.33cm" draw:start-shape="id4" draw:start-glue-point="2" draw:end-shape="id7" draw:end-glue-point="0" svg:d="M4775 11790l6350 2540" svg:viewBox="0 0 6351 2541">
          <text:p/>
        </draw:connector>
        <draw:connector draw:style-name="gr6" draw:text-style-name="P6" draw:layer="layout" draw:type="line" svg:x1="6.68cm" svg:y1="15.6cm" svg:x2="9.22cm" svg:y2="15.6cm" draw:start-shape="id6" draw:start-glue-point="1" svg:d="M6680 15600h2540" svg:viewBox="0 0 2541 1">
          <text:p/>
        </draw:connector>
        <draw:connector draw:style-name="gr6" draw:text-style-name="P6" draw:layer="layout" draw:type="line" svg:x1="11.125cm" svg:y1="14.33cm" svg:x2="11.125cm" svg:y2="11.79cm" draw:start-shape="id7" draw:start-glue-point="0" draw:end-shape="id5" draw:end-glue-point="2" svg:d="M11125 14330v-2540" svg:viewBox="0 0 1 2541">
          <text:p/>
        </draw:connector>
        <draw:connector draw:style-name="gr6" draw:text-style-name="P6" draw:layer="layout" draw:type="line" svg:x1="4.775cm" svg:y1="14.33cm" svg:x2="4.775cm" svg:y2="11.79cm" draw:start-shape="id6" draw:end-shape="id4" draw:end-glue-point="2" svg:d="M4775 14330v-2540" svg:viewBox="0 0 1 2541">
          <text:p/>
        </draw:connector>
        <draw:frame draw:style-name="gr7" draw:text-style-name="P7" xml:id="id9" draw:id="id9" draw:layer="layout" svg:width="1.632cm" svg:height="0.649cm" svg:x="10.271cm" svg:y="14.321cm">
          <draw:text-box>
            <text:p><text:span text:style-name="T2">Node 4</text:span></text:p>
          </draw:text-box>
        </draw:frame>
        <draw:frame draw:style-name="gr7" draw:text-style-name="P7" draw:layer="layout" svg:width="1.632cm" svg:height="0.649cm" svg:x="3.94cm" svg:y="9.241cm">
          <draw:text-box>
            <text:p><text:span text:style-name="T2">Node 1</text:span></text:p>
          </draw:text-box>
        </draw:frame>
        <draw:frame draw:style-name="gr7" draw:text-style-name="P7" draw:layer="layout" svg:width="1.632cm" svg:height="0.649cm" svg:x="10.271cm" svg:y="9.241cm">
          <draw:text-box>
            <text:p><text:span text:style-name="T2">Node 2</text:span></text:p>
          </draw:text-box>
        </draw:frame>
        <draw:frame draw:style-name="gr7" draw:text-style-name="P7" xml:id="id8" draw:id="id8" draw:layer="layout" svg:width="1.632cm" svg:height="0.649cm" svg:x="3.921cm" svg:y="14.321cm">
          <draw:text-box>
            <text:p><text:span text:style-name="T2">Node 3</text:span></text:p>
          </draw:text-box>
        </draw:frame>
        <draw:frame draw:style-name="gr8" draw:text-style-name="P8" draw:layer="layout" svg:width="1.577cm" svg:height="0.806cm" svg:x="7.17cm" svg:y="8.62cm">
          <draw:text-box>
            <text:p><text:span text:style-name="T3">CA 1</text:span></text:p>
          </draw:text-box>
        </draw:frame>
        <draw:connector draw:style-name="gr9" draw:text-style-name="P6" draw:layer="layout" draw:type="line" svg:x1="7.35cm" svg:y1="3.54cm" svg:x2="4.81cm" svg:y2="4.81cm" draw:start-shape="id1" draw:start-glue-point="2" draw:end-shape="id2" draw:end-glue-point="0" svg:d="M7350 3540l-2540 1270" svg:viewBox="0 0 2541 1271">
          <text:p/>
        </draw:connector>
        <draw:connector draw:style-name="gr10" draw:text-style-name="P6" draw:layer="layout" draw:type="line" svg:x1="7.35cm" svg:y1="3.54cm" svg:x2="4.81cm" svg:y2="4.81cm" draw:start-shape="id1" draw:start-glue-point="2" draw:end-shape="id2" draw:end-glue-point="0" svg:d="M7350 3540l-2540 1270" svg:viewBox="0 0 2541 1271">
          <text:p/>
        </draw:connector>
        <draw:connector draw:style-name="gr10" draw:text-style-name="P6" draw:layer="layout" draw:type="line" svg:x1="7.35cm" svg:y1="3.54cm" svg:x2="9.89cm" svg:y2="4.81cm" draw:start-shape="id1" draw:start-glue-point="2" draw:end-shape="id3" draw:end-glue-point="0" svg:d="M7350 3540l2540 1270" svg:viewBox="0 0 2541 1271">
          <text:p/>
        </draw:connector>
        <draw:connector draw:style-name="gr11" draw:text-style-name="P6" draw:layer="layout" draw:type="line" svg:x1="6.68cm" svg:y1="10.52cm" svg:x2="9.22cm" svg:y2="10.52cm" draw:start-shape="id4" draw:start-glue-point="1" draw:end-shape="id5" svg:d="M6680 10520h2540" svg:viewBox="0 0 2541 1">
          <text:p/>
        </draw:connector>
        <draw:connector draw:style-name="gr11" draw:text-style-name="P6" draw:layer="layout" draw:type="line" svg:x1="6.68cm" svg:y1="15.6cm" svg:x2="9.22cm" svg:y2="15.6cm" draw:start-shape="id6" draw:start-glue-point="1" draw:end-shape="id7" svg:d="M6680 15600h2540" svg:viewBox="0 0 2541 1">
          <text:p/>
        </draw:connector>
        <draw:connector draw:style-name="gr11" draw:text-style-name="P6" draw:layer="layout" draw:type="line" svg:x1="4.775cm" svg:y1="11.79cm" svg:x2="4.737cm" svg:y2="14.321cm" draw:start-shape="id4" draw:start-glue-point="2" draw:end-shape="id8" svg:d="M4775 11790l-38 2531" svg:viewBox="0 0 39 2532">
          <text:p/>
        </draw:connector>
        <draw:connector draw:style-name="gr11" draw:text-style-name="P6" draw:layer="layout" draw:type="line" svg:x1="11.125cm" svg:y1="11.79cm" svg:x2="11.087cm" svg:y2="14.321cm" draw:start-shape="id5" draw:start-glue-point="2" draw:end-shape="id9" svg:d="M11125 11790l-38 2531" svg:viewBox="0 0 39 2532">
          <text:p/>
        </draw:connector>
        <draw:connector draw:style-name="gr11" draw:text-style-name="P6" draw:layer="layout" draw:type="line" svg:x1="4.775cm" svg:y1="11.79cm" svg:x2="11.087cm" svg:y2="14.321cm" draw:start-shape="id4" draw:start-glue-point="2" draw:end-shape="id9" draw:end-glue-point="0" svg:d="M4775 11790l6312 2531" svg:viewBox="0 0 6313 2532">
          <text:p/>
        </draw:connector>
        <draw:connector draw:style-name="gr11" draw:text-style-name="P6" draw:layer="layout" draw:type="line" svg:x1="11.125cm" svg:y1="11.79cm" svg:x2="4.737cm" svg:y2="14.321cm" draw:start-shape="id5" draw:start-glue-point="2" draw:end-shape="id8" draw:end-glue-point="0" svg:d="M11125 11790l-6388 2531" svg:viewBox="0 0 6389 2532">
          <text:p/>
        </draw:connector>
        <draw:custom-shape draw:style-name="gr1" draw:text-style-name="P1" draw:layer="layout" svg:width="11.43cm" svg:height="8.922cm" svg:x="2.236cm" svg:y="18.7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10" draw:id="id10" draw:layer="layout" svg:width="3.81cm" svg:height="2.54cm" svg:x="2.871cm" svg:y="19.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11" draw:id="id11" draw:layer="layout" svg:width="3.81cm" svg:height="2.54cm" svg:x="9.221cm" svg:y="19.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12" draw:id="id12" draw:layer="layout" svg:width="3.81cm" svg:height="2.54cm" svg:x="2.871cm" svg:y="24.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13" draw:id="id13" draw:layer="layout" svg:width="3.81cm" svg:height="2.54cm" svg:x="9.221cm" svg:y="24.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2.54cm" svg:height="1.27cm" svg:x="3.506cm" svg:y="20.085cm">
          <text:p text:style-name="P2"><text:span text:style-name="T2">X.509 cert.</text:span></text:p>
          <text:p text:style-name="P2"><text:span text:style-name="T4">CN=Unique ID </text:span><text:span text:style-name="T4">1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9" draw:layer="layout" svg:width="2.54cm" svg:height="1.27cm" svg:x="9.856cm" svg:y="25.165cm">
          <text:p text:style-name="P2"><text:span text:style-name="T2">X.509 cert.</text:span></text:p>
          <text:p text:style-name="P2"><text:span text:style-name="T4">CN=Unique </text:span><text:span text:style-name="T4">ID 4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2.54cm" svg:height="1.27cm" svg:x="9.856cm" svg:y="20.085cm">
          <text:p text:style-name="P2"><text:span text:style-name="T2">X.509 cert.</text:span></text:p>
          <text:p text:style-name="P2"><text:span text:style-name="T4">CN=Unique </text:span><text:span text:style-name="T4">ID 2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9" draw:layer="layout" svg:width="2.54cm" svg:height="1.27cm" svg:x="3.506cm" svg:y="25.165cm">
          <text:p text:style-name="P2"><text:span text:style-name="T2">X.509 cert.</text:span></text:p>
          <text:p text:style-name="P2"><text:span text:style-name="T4">CN=Unique </text:span><text:span text:style-name="T4">ID 3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6" draw:layer="layout" draw:type="line" svg:x1="6.681cm" svg:y1="20.72cm" svg:x2="9.221cm" svg:y2="20.72cm" draw:start-shape="id10" draw:start-glue-point="1" draw:end-shape="id11" draw:end-glue-point="3" svg:d="M6681 20720h2540" svg:viewBox="0 0 2541 1">
          <text:p/>
        </draw:connector>
        <draw:connector draw:style-name="gr6" draw:text-style-name="P6" draw:layer="layout" draw:type="line" svg:x1="4.776cm" svg:y1="24.53cm" svg:x2="11.126cm" svg:y2="21.99cm" draw:start-shape="id12" draw:start-glue-point="0" draw:end-shape="id11" draw:end-glue-point="2" svg:d="M4776 24530l6350-2540" svg:viewBox="0 0 6351 2541">
          <text:p/>
        </draw:connector>
        <draw:connector draw:style-name="gr6" draw:text-style-name="P6" draw:layer="layout" draw:type="line" svg:x1="4.776cm" svg:y1="21.99cm" svg:x2="11.126cm" svg:y2="24.53cm" draw:start-shape="id10" draw:start-glue-point="2" draw:end-shape="id13" draw:end-glue-point="0" svg:d="M4776 21990l6350 2540" svg:viewBox="0 0 6351 2541">
          <text:p/>
        </draw:connector>
        <draw:connector draw:style-name="gr6" draw:text-style-name="P6" draw:layer="layout" draw:type="line" svg:x1="6.681cm" svg:y1="25.8cm" svg:x2="9.221cm" svg:y2="25.8cm" draw:start-shape="id12" draw:start-glue-point="1" svg:d="M6681 25800h2540" svg:viewBox="0 0 2541 1">
          <text:p/>
        </draw:connector>
        <draw:connector draw:style-name="gr6" draw:text-style-name="P6" draw:layer="layout" draw:type="line" svg:x1="11.126cm" svg:y1="24.53cm" svg:x2="11.126cm" svg:y2="21.99cm" draw:start-shape="id13" draw:start-glue-point="0" draw:end-shape="id11" draw:end-glue-point="2" svg:d="M11126 24530v-2540" svg:viewBox="0 0 1 2541">
          <text:p/>
        </draw:connector>
        <draw:connector draw:style-name="gr6" draw:text-style-name="P6" draw:layer="layout" draw:type="line" svg:x1="4.776cm" svg:y1="24.53cm" svg:x2="4.776cm" svg:y2="21.99cm" draw:start-shape="id12" draw:end-shape="id10" draw:end-glue-point="2" svg:d="M4776 24530v-2540" svg:viewBox="0 0 1 2541">
          <text:p/>
        </draw:connector>
        <draw:frame draw:style-name="gr7" draw:text-style-name="P7" xml:id="id15" draw:id="id15" draw:layer="layout" svg:width="1.632cm" svg:height="0.649cm" svg:x="10.272cm" svg:y="24.521cm">
          <draw:text-box>
            <text:p><text:span text:style-name="T2">Node 4</text:span></text:p>
          </draw:text-box>
        </draw:frame>
        <draw:frame draw:style-name="gr7" draw:text-style-name="P7" draw:layer="layout" svg:width="1.632cm" svg:height="0.649cm" svg:x="3.941cm" svg:y="19.441cm">
          <draw:text-box>
            <text:p><text:span text:style-name="T2">Node 1</text:span></text:p>
          </draw:text-box>
        </draw:frame>
        <draw:frame draw:style-name="gr7" draw:text-style-name="P7" draw:layer="layout" svg:width="1.632cm" svg:height="0.649cm" svg:x="10.272cm" svg:y="19.441cm">
          <draw:text-box>
            <text:p><text:span text:style-name="T2">Node 2</text:span></text:p>
          </draw:text-box>
        </draw:frame>
        <draw:frame draw:style-name="gr7" draw:text-style-name="P7" xml:id="id14" draw:id="id14" draw:layer="layout" svg:width="1.632cm" svg:height="0.649cm" svg:x="3.922cm" svg:y="24.521cm">
          <draw:text-box>
            <text:p><text:span text:style-name="T2">Node 3</text:span></text:p>
          </draw:text-box>
        </draw:frame>
        <draw:frame draw:style-name="gr8" draw:text-style-name="P8" draw:layer="layout" svg:width="1.577cm" svg:height="0.806cm" svg:x="7.171cm" svg:y="18.82cm">
          <draw:text-box>
            <text:p><text:span text:style-name="T3">CA 1</text:span></text:p>
          </draw:text-box>
        </draw:frame>
        <draw:connector draw:style-name="gr11" draw:text-style-name="P6" draw:layer="layout" draw:type="line" svg:x1="6.681cm" svg:y1="20.72cm" svg:x2="9.221cm" svg:y2="20.72cm" draw:start-shape="id10" draw:start-glue-point="1" draw:end-shape="id11" svg:d="M6681 20720h2540" svg:viewBox="0 0 2541 1">
          <text:p/>
        </draw:connector>
        <draw:connector draw:style-name="gr11" draw:text-style-name="P6" draw:layer="layout" draw:type="line" svg:x1="6.681cm" svg:y1="25.8cm" svg:x2="9.221cm" svg:y2="25.8cm" draw:start-shape="id12" draw:start-glue-point="1" draw:end-shape="id13" svg:d="M6681 25800h2540" svg:viewBox="0 0 2541 1">
          <text:p/>
        </draw:connector>
        <draw:connector draw:style-name="gr11" draw:text-style-name="P6" draw:layer="layout" draw:type="line" svg:x1="4.776cm" svg:y1="21.99cm" svg:x2="4.738cm" svg:y2="24.521cm" draw:start-shape="id10" draw:start-glue-point="2" draw:end-shape="id14" svg:d="M4776 21990l-38 2531" svg:viewBox="0 0 39 2532">
          <text:p/>
        </draw:connector>
        <draw:connector draw:style-name="gr11" draw:text-style-name="P6" draw:layer="layout" draw:type="line" svg:x1="11.126cm" svg:y1="21.99cm" svg:x2="11.088cm" svg:y2="24.521cm" draw:start-shape="id11" draw:start-glue-point="2" draw:end-shape="id15" svg:d="M11126 21990l-38 2531" svg:viewBox="0 0 39 2532">
          <text:p/>
        </draw:connector>
        <draw:connector draw:style-name="gr11" draw:text-style-name="P6" draw:layer="layout" draw:type="line" svg:x1="4.776cm" svg:y1="21.99cm" svg:x2="11.088cm" svg:y2="24.521cm" draw:start-shape="id10" draw:start-glue-point="2" draw:end-shape="id15" draw:end-glue-point="0" svg:d="M4776 21990l6312 2531" svg:viewBox="0 0 6313 2532">
          <text:p/>
        </draw:connector>
        <draw:connector draw:style-name="gr11" draw:text-style-name="P6" draw:layer="layout" draw:type="line" svg:x1="11.126cm" svg:y1="21.99cm" svg:x2="4.738cm" svg:y2="24.521cm" draw:start-shape="id11" draw:start-glue-point="2" draw:end-shape="id14" draw:end-glue-point="0" svg:d="M11126 21990l-6388 2531" svg:viewBox="0 0 6389 2532">
          <text:p/>
        </draw:connector>
        <draw:frame draw:style-name="gr12" draw:text-style-name="P10" draw:layer="layout" svg:width="1.996cm" svg:height="0.649cm" svg:x="3.741cm" svg:y="21.342cm">
          <draw:text-box>
            <text:p><text:span text:style-name="T4">Unique ID 1</text:span></text:p>
          </draw:text-box>
        </draw:frame>
        <draw:frame draw:style-name="gr12" draw:text-style-name="P10" draw:layer="layout" svg:width="1.996cm" svg:height="0.649cm" svg:x="10.141cm" svg:y="21.343cm">
          <draw:text-box>
            <text:p><text:span text:style-name="T4">Unique ID 2</text:span></text:p>
          </draw:text-box>
        </draw:frame>
        <draw:frame draw:style-name="gr12" draw:text-style-name="P10" draw:layer="layout" svg:width="1.996cm" svg:height="0.649cm" svg:x="10.141cm" svg:y="26.444cm">
          <draw:text-box>
            <text:p><text:span text:style-name="T4">Unique ID 4</text:span></text:p>
          </draw:text-box>
        </draw:frame>
        <draw:frame draw:style-name="gr12" draw:text-style-name="P10" draw:layer="layout" svg:width="1.996cm" svg:height="0.649cm" svg:x="3.841cm" svg:y="26.445cm">
          <draw:text-box>
            <text:p><text:span text:style-name="T4">Unique ID 3</text:span></text:p>
          </draw:text-box>
        </draw:frame>
      </draw:page>
      <draw:page draw:name="page2" draw:style-name="dp1" draw:master-page-name="Default">
        <draw:custom-shape draw:style-name="gr13" draw:text-style-name="P5" draw:layer="layout" svg:width="5.08cm" svg:height="5.08cm" svg:x="2.27cm" svg:y="6.0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3.81cm" svg:height="2.413cm" svg:x="2.905cm" svg:y="8.224cm">
          <text:p text:style-name="P2"><text:span text:style-name="T1">X.509</text:span></text:p>
          <text:p text:style-name="P2"><text:span text:style-name="T4">CA1:cacert.pem</text:span></text:p>
          <text:p text:style-name="P2"><text:span text:style-name="T4">first_cert.pem</text:span></text:p>
          <text:p text:style-name="P2"><text:span text:style-name="T4">first_key.pem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0" draw:layer="layout" svg:width="2.983cm" svg:height="0.649cm" svg:x="3.34cm" svg:y="6.08cm">
          <draw:text-box>
            <text:p><text:span text:style-name="T4">Node1: ubuntu1004</text:span></text:p>
          </draw:text-box>
        </draw:frame>
        <draw:custom-shape draw:style-name="gr16" draw:text-style-name="P11" xml:id="id17" draw:id="id17" draw:layer="layout" svg:width="3.81cm" svg:height="0.762cm" svg:x="2.905cm" svg:y="6.978cm">
          <text:p text:style-name="P2"><text:span text:style-name="T2">FLoM daemon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5.08cm" svg:height="5.08cm" svg:x="9.89cm" svg:y="6.0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3.81cm" svg:height="2.413cm" svg:x="10.525cm" svg:y="8.224cm">
          <text:p text:style-name="P2"><text:span text:style-name="T1">X.509</text:span></text:p>
          <text:p text:style-name="P2"><text:span text:style-name="T4">CA1:cacert.pem</text:span></text:p>
          <text:p text:style-name="P2"><text:span text:style-name="T4">first_cert.pem</text:span></text:p>
          <text:p text:style-name="P2"><text:span text:style-name="T4">first_key.pem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10" draw:layer="layout" svg:width="3.05cm" svg:height="0.649cm" svg:x="10.96cm" svg:y="6.08cm">
          <draw:text-box>
            <text:p><text:span text:style-name="T4">Node2: ubuntu2004</text:span></text:p>
          </draw:text-box>
        </draw:frame>
        <draw:custom-shape draw:style-name="gr16" draw:text-style-name="P11" xml:id="id16" draw:id="id16" draw:layer="layout" svg:width="3.81cm" svg:height="0.762cm" svg:x="10.525cm" svg:y="6.978cm">
          <text:p text:style-name="P2"><text:span text:style-name="T2">FLoM </text:span><text:span text:style-name="T2">client</text:span></text:p>
          <draw:enhanced-geometry svg:viewBox="0 0 21600 21600" draw:type="rectangle" draw:enhanced-path="M 0 0 L 21600 0 21600 21600 0 21600 0 0 Z N"/>
        </draw:custom-shape>
        <draw:connector draw:style-name="gr10" draw:text-style-name="P6" draw:layer="layout" draw:type="line" svg:x1="10.525cm" svg:y1="7.359cm" svg:x2="6.715cm" svg:y2="7.359cm" draw:start-shape="id16" draw:start-glue-point="3" draw:end-shape="id17" svg:d="M10525 7359h-3810" svg:viewBox="0 0 3811 1">
          <text:p/>
        </draw:connector>
        <draw:custom-shape draw:style-name="gr13" draw:text-style-name="P5" draw:layer="layout" svg:width="5.08cm" svg:height="5.08cm" svg:x="2.27cm" svg:y="18.83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3.81cm" svg:height="2.413cm" svg:x="2.905cm" svg:y="20.974cm">
          <text:p text:style-name="P2"><text:span text:style-name="T1">X.509</text:span></text:p>
          <text:p text:style-name="P2"><text:span text:style-name="T4">CA1:cacert.pem</text:span></text:p>
          <text:p text:style-name="P2"><text:span text:style-name="T4">first_cert.pem</text:span></text:p>
          <text:p text:style-name="P2"><text:span text:style-name="T4">first_key.pem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0" draw:layer="layout" svg:width="2.983cm" svg:height="0.649cm" svg:x="3.34cm" svg:y="18.83cm">
          <draw:text-box>
            <text:p><text:span text:style-name="T4">Node1: centos8</text:span></text:p>
          </draw:text-box>
        </draw:frame>
        <draw:custom-shape draw:style-name="gr16" draw:text-style-name="P11" xml:id="id19" draw:id="id19" draw:layer="layout" svg:width="3.81cm" svg:height="0.762cm" svg:x="2.905cm" svg:y="19.728cm">
          <text:p text:style-name="P2"><text:span text:style-name="T2">FLoM daemon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5.08cm" svg:height="5.08cm" svg:x="9.89cm" svg:y="18.83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3.81cm" svg:height="2.413cm" svg:x="10.525cm" svg:y="20.974cm">
          <text:p text:style-name="P2"><text:span text:style-name="T1">X.509</text:span></text:p>
          <text:p text:style-name="P2"><text:span text:style-name="T4">CA1:cacert.pem</text:span></text:p>
          <text:p text:style-name="P2"><text:span text:style-name="T4">first_cert.pem</text:span></text:p>
          <text:p text:style-name="P2"><text:span text:style-name="T4">first_key.pem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10" draw:layer="layout" svg:width="3.05cm" svg:height="0.649cm" svg:x="10.96cm" svg:y="18.83cm">
          <draw:text-box>
            <text:p><text:span text:style-name="T4">Node2: ubuntu2004</text:span></text:p>
          </draw:text-box>
        </draw:frame>
        <draw:custom-shape draw:style-name="gr16" draw:text-style-name="P11" xml:id="id18" draw:id="id18" draw:layer="layout" svg:width="3.81cm" svg:height="0.762cm" svg:x="10.525cm" svg:y="19.728cm">
          <text:p text:style-name="P2"><text:span text:style-name="T2">FLoM client</text:span></text:p>
          <draw:enhanced-geometry svg:viewBox="0 0 21600 21600" draw:type="rectangle" draw:enhanced-path="M 0 0 L 21600 0 21600 21600 0 21600 0 0 Z N"/>
        </draw:custom-shape>
        <draw:connector draw:style-name="gr10" draw:text-style-name="P6" draw:layer="layout" draw:type="line" svg:x1="10.525cm" svg:y1="20.109cm" svg:x2="6.715cm" svg:y2="20.109cm" draw:start-shape="id18" draw:start-glue-point="3" draw:end-shape="id19" svg:d="M10525 20109h-3810" svg:viewBox="0 0 3811 1">
          <text:p/>
        </draw:connector>
        <draw:frame draw:style-name="gr18" draw:text-style-name="P12" draw:layer="layout" svg:width="8.461cm" svg:height="0.962cm" svg:x="2.27cm" svg:y="2.27cm">
          <draw:text-box>
            <text:p>Security: channel encryption</text:p>
          </draw:text-box>
        </draw:frame>
        <draw:custom-shape draw:style-name="gr13" draw:text-style-name="P5" draw:layer="layout" svg:width="5.08cm" svg:height="5.08cm" svg:x="2.271cm" svg:y="12.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3.81cm" svg:height="2.413cm" svg:x="2.906cm" svg:y="14.575cm">
          <text:p text:style-name="P2"><text:span text:style-name="T1">X.509</text:span></text:p>
          <text:p text:style-name="P2"><text:span text:style-name="T4">CA1:cacert.pem</text:span></text:p>
          <text:p text:style-name="P2"><text:span text:style-name="T4">second_cert.pem</text:span></text:p>
          <text:p text:style-name="P2"><text:span text:style-name="T4">second_key.pem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0" draw:layer="layout" svg:width="2.983cm" svg:height="0.649cm" svg:x="3.341cm" svg:y="12.431cm">
          <draw:text-box>
            <text:p><text:span text:style-name="T4">Node1: centos8</text:span></text:p>
          </draw:text-box>
        </draw:frame>
        <draw:custom-shape draw:style-name="gr16" draw:text-style-name="P11" xml:id="id21" draw:id="id21" draw:layer="layout" svg:width="3.81cm" svg:height="0.762cm" svg:x="2.906cm" svg:y="13.329cm">
          <text:p text:style-name="P2"><text:span text:style-name="T2">FLoM daemon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5.08cm" svg:height="5.08cm" svg:x="9.891cm" svg:y="12.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3.81cm" svg:height="2.413cm" svg:x="10.526cm" svg:y="14.575cm">
          <text:p text:style-name="P2"><text:span text:style-name="T1">X.509</text:span></text:p>
          <text:p text:style-name="P2"><text:span text:style-name="T4">CA1:cacert.pem</text:span></text:p>
          <text:p text:style-name="P2"><text:span text:style-name="T4">first_cert.pem</text:span></text:p>
          <text:p text:style-name="P2"><text:span text:style-name="T4">first_key.pem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10" draw:layer="layout" svg:width="3.05cm" svg:height="0.649cm" svg:x="10.961cm" svg:y="12.431cm">
          <draw:text-box>
            <text:p><text:span text:style-name="T4">Node2: ubuntu2004</text:span></text:p>
          </draw:text-box>
        </draw:frame>
        <draw:custom-shape draw:style-name="gr16" draw:text-style-name="P11" xml:id="id20" draw:id="id20" draw:layer="layout" svg:width="3.81cm" svg:height="0.762cm" svg:x="10.526cm" svg:y="13.329cm">
          <text:p text:style-name="P2"><text:span text:style-name="T2">FLoM client</text:span></text:p>
          <draw:enhanced-geometry svg:viewBox="0 0 21600 21600" draw:type="rectangle" draw:enhanced-path="M 0 0 L 21600 0 21600 21600 0 21600 0 0 Z N"/>
        </draw:custom-shape>
        <draw:connector draw:style-name="gr10" draw:text-style-name="P6" draw:layer="layout" draw:type="line" svg:x1="10.526cm" svg:y1="13.71cm" svg:x2="6.716cm" svg:y2="13.71cm" draw:start-shape="id20" draw:start-glue-point="3" draw:end-shape="id21" svg:d="M10526 13710h-3810" svg:viewBox="0 0 3811 1">
          <text:p/>
        </draw:connector>
      </draw:page>
      <draw:page draw:name="page3" draw:style-name="dp1" draw:master-page-name="Default">
        <draw:custom-shape draw:style-name="gr13" draw:text-style-name="P5" draw:layer="layout" svg:width="5.08cm" svg:height="5.08cm" svg:x="2.27cm" svg:y="6.0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3.81cm" svg:height="2.413cm" svg:x="2.905cm" svg:y="8.224cm">
          <text:p text:style-name="P2"><text:span text:style-name="T1">X.509</text:span></text:p>
          <text:p text:style-name="P2"><text:span text:style-name="T4">CA2:cacert.pem</text:span></text:p>
          <text:p text:style-name="P2"><text:span text:style-name="T4">node1_cert.pem</text:span></text:p>
          <text:p text:style-name="P2"><text:span text:style-name="T4">node1_key.pem</text:span></text:p>
          <text:p text:style-name="P2"><text:span text:style-name="T5">CN=</text:span><text:span text:style-name="T4">aa0025...361129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10" draw:layer="layout" svg:width="4.045cm" svg:height="0.895cm" svg:x="2.84cm" svg:y="6.08cm">
          <draw:text-box>
            <text:p><text:span text:style-name="T4">Node1: ubuntu2004</text:span></text:p>
            <text:p><text:span text:style-name="T4">Unique ID=aa0025...361129</text:span></text:p>
          </draw:text-box>
        </draw:frame>
        <draw:custom-shape draw:style-name="gr16" draw:text-style-name="P11" xml:id="id23" draw:id="id23" draw:layer="layout" svg:width="3.81cm" svg:height="0.762cm" svg:x="2.905cm" svg:y="6.978cm">
          <text:p text:style-name="P2"><text:span text:style-name="T2">FLoM daemon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5.08cm" svg:height="5.08cm" svg:x="9.89cm" svg:y="6.0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3.81cm" svg:height="2.413cm" svg:x="10.525cm" svg:y="8.224cm">
          <text:p text:style-name="P2"><text:span text:style-name="T1">X.509</text:span></text:p>
          <text:p text:style-name="P2"><text:span text:style-name="T4">CA2:cacert.pem</text:span></text:p>
          <text:p text:style-name="P2"><text:span text:style-name="T4">node2_cert.pem</text:span></text:p>
          <text:p text:style-name="P2"><text:span text:style-name="T4">node2_key.pem</text:span></text:p>
          <text:p text:style-name="P2"><text:span text:style-name="T5">CN=</text:span><text:span text:style-name="T4">b4eae1...b9ac08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10" draw:layer="layout" svg:width="4.045cm" svg:height="0.895cm" svg:x="10.46cm" svg:y="6.08cm">
          <draw:text-box>
            <text:p><text:span text:style-name="T4">Node2: centos8</text:span></text:p>
            <text:p><text:span text:style-name="T4">Unique ID=b4eae1...b9ac08</text:span></text:p>
          </draw:text-box>
        </draw:frame>
        <draw:custom-shape draw:style-name="gr16" draw:text-style-name="P11" xml:id="id22" draw:id="id22" draw:layer="layout" svg:width="3.81cm" svg:height="0.762cm" svg:x="10.525cm" svg:y="6.978cm">
          <text:p text:style-name="P2"><text:span text:style-name="T2">FLoM client</text:span></text:p>
          <draw:enhanced-geometry svg:viewBox="0 0 21600 21600" draw:type="rectangle" draw:enhanced-path="M 0 0 L 21600 0 21600 21600 0 21600 0 0 Z N"/>
        </draw:custom-shape>
        <draw:connector draw:style-name="gr10" draw:text-style-name="P6" draw:layer="layout" draw:type="line" svg:x1="10.525cm" svg:y1="7.359cm" svg:x2="6.715cm" svg:y2="7.359cm" draw:start-shape="id22" draw:start-glue-point="3" draw:end-shape="id23" svg:d="M10525 7359h-3810" svg:viewBox="0 0 3811 1">
          <text:p/>
        </draw:connector>
        <draw:frame draw:style-name="gr20" draw:text-style-name="P13" draw:layer="layout" svg:width="9.168cm" svg:height="0.962cm" svg:x="2.27cm" svg:y="2.27cm">
          <draw:text-box>
            <text:p><text:span text:style-name="T6">Security: mutual authentication</text:span></text:p>
          </draw:text-box>
        </draw:frame>
        <draw:custom-shape draw:style-name="gr13" draw:text-style-name="P5" draw:layer="layout" svg:width="5.08cm" svg:height="5.08cm" svg:x="2.27cm" svg:y="12.43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3.81cm" svg:height="2.413cm" svg:x="2.905cm" svg:y="14.574cm">
          <text:p text:style-name="P2"><text:span text:style-name="T1">X.509</text:span></text:p>
          <text:p text:style-name="P2"><text:span text:style-name="T4">CA2:cacert.pem</text:span></text:p>
          <text:p text:style-name="P2"><text:span text:style-name="T4">node2_cert.pem</text:span></text:p>
          <text:p text:style-name="P2"><text:span text:style-name="T4">node2_key.pem</text:span></text:p>
          <text:p text:style-name="P2"><text:span text:style-name="T7">CN=</text:span><text:span text:style-name="T8">b4eae1...b9ac08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10" draw:layer="layout" svg:width="4.045cm" svg:height="0.895cm" svg:x="2.84cm" svg:y="12.43cm">
          <draw:text-box>
            <text:p><text:span text:style-name="T4">Node1: ubuntu2004</text:span></text:p>
            <text:p><text:span text:style-name="T5">Unique ID=</text:span><text:span text:style-name="T4">aa0025...361129</text:span></text:p>
          </draw:text-box>
        </draw:frame>
        <draw:custom-shape draw:style-name="gr16" draw:text-style-name="P11" draw:layer="layout" svg:width="3.81cm" svg:height="0.762cm" svg:x="2.905cm" svg:y="13.328cm">
          <text:p text:style-name="P2"><text:span text:style-name="T2">FLoM daemon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5.08cm" svg:height="5.08cm" svg:x="9.89cm" svg:y="12.43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3.81cm" svg:height="2.413cm" svg:x="10.525cm" svg:y="14.574cm">
          <text:p text:style-name="P2"><text:span text:style-name="T1">X.509</text:span></text:p>
          <text:p text:style-name="P2"><text:span text:style-name="T4">CA2:cacert.pem</text:span></text:p>
          <text:p text:style-name="P2"><text:span text:style-name="T4">node2_cert.pem</text:span></text:p>
          <text:p text:style-name="P2"><text:span text:style-name="T4">node2_key.pem</text:span></text:p>
          <text:p text:style-name="P2"><text:span text:style-name="T5">CN=</text:span><text:span text:style-name="T4">b4eae1...b9ac08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10" draw:layer="layout" svg:width="4.045cm" svg:height="0.895cm" svg:x="10.46cm" svg:y="12.43cm">
          <draw:text-box>
            <text:p><text:span text:style-name="T4">Node2: centos8</text:span></text:p>
            <text:p><text:span text:style-name="T5">Unique ID=</text:span><text:span text:style-name="T4">b4eae1...b9ac08</text:span></text:p>
          </draw:text-box>
        </draw:frame>
        <draw:custom-shape draw:style-name="gr16" draw:text-style-name="P11" draw:layer="layout" svg:width="3.81cm" svg:height="0.762cm" svg:x="10.525cm" svg:y="13.328cm">
          <text:p text:style-name="P2"><text:span text:style-name="T2">FLoM client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5.08cm" svg:height="5.08cm" svg:x="2.27cm" svg:y="18.7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3.81cm" svg:height="2.413cm" svg:x="2.905cm" svg:y="20.924cm">
          <text:p text:style-name="P2"><text:span text:style-name="T1">X.509</text:span></text:p>
          <text:p text:style-name="P2"><text:span text:style-name="T4">CA2:cacert.pem</text:span></text:p>
          <text:p text:style-name="P2"><text:span text:style-name="T4">node1_cert.pem</text:span></text:p>
          <text:p text:style-name="P2"><text:span text:style-name="T4">node1_key.pem</text:span></text:p>
          <text:p text:style-name="P2"><text:span text:style-name="T5">CN=</text:span><text:span text:style-name="T9">aa0025...361129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10" draw:layer="layout" svg:width="4.045cm" svg:height="0.895cm" svg:x="2.84cm" svg:y="18.78cm">
          <draw:text-box>
            <text:p><text:span text:style-name="T4">Node1: ubuntu2004</text:span></text:p>
            <text:p><text:span text:style-name="T5">Unique ID=</text:span><text:span text:style-name="T4">aa0025...361129</text:span></text:p>
          </draw:text-box>
        </draw:frame>
        <draw:custom-shape draw:style-name="gr16" draw:text-style-name="P11" draw:layer="layout" svg:width="3.81cm" svg:height="0.762cm" svg:x="2.905cm" svg:y="19.678cm">
          <text:p text:style-name="P2"><text:span text:style-name="T2">FLoM daemon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5.08cm" svg:height="5.08cm" svg:x="9.89cm" svg:y="18.7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3.81cm" svg:height="2.413cm" svg:x="10.525cm" svg:y="20.924cm">
          <text:p text:style-name="P2"><text:span text:style-name="T1">X.509</text:span></text:p>
          <text:p text:style-name="P2"><text:span text:style-name="T4">CA2:cacert.pem</text:span></text:p>
          <text:p text:style-name="P2"><text:span text:style-name="T4">node1_cert.pem</text:span></text:p>
          <text:p text:style-name="P2"><text:span text:style-name="T4">node1_key.pem</text:span></text:p>
          <text:p text:style-name="P2"><text:span text:style-name="T7">CN=</text:span><text:span text:style-name="T10">aa0025...361129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10" draw:layer="layout" svg:width="4.045cm" svg:height="0.895cm" svg:x="10.46cm" svg:y="18.78cm">
          <draw:text-box>
            <text:p><text:span text:style-name="T4">Node2: centos8</text:span></text:p>
            <text:p><text:span text:style-name="T5">Unique ID=</text:span><text:span text:style-name="T4">b4eae1...b9ac08</text:span></text:p>
          </draw:text-box>
        </draw:frame>
        <draw:custom-shape draw:style-name="gr16" draw:text-style-name="P11" draw:layer="layout" svg:width="3.81cm" svg:height="0.762cm" svg:x="10.525cm" svg:y="19.678cm">
          <text:p text:style-name="P2"><text:span text:style-name="T2">FLoM client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8T22:45:28.243624278</meta:creation-date>
    <meta:generator>LibreOffice/6.0.7.3$Linux_X86_64 LibreOffice_project/00m0$Build-3</meta:generator>
    <dc:date>2020-11-15T23:00:02.512229978</dc:date>
    <meta:editing-duration>PT2H51M58S</meta:editing-duration>
    <meta:editing-cycles>17</meta:editing-cycles>
    <dc:creator>Christian Ferrari</dc:creator>
    <meta:document-statistic meta:object-count="118"/>
  </office:meta>
</office:document-meta>
</file>